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50%" draw:fill="solid" draw:fill-color="#808080" draw:opacity="100%" draw:textarea-horizontal-align="justify" draw:textarea-vertical-align="middle" draw:auto-grow-height="false" fo:min-height="16.506cm" fo:min-width="25.44cm"/>
    </style:style>
    <style:style style:name="gr2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3.791cm" fo:padding-top="0.2cm" fo:padding-bottom="0.2cm" fo:padding-left="0.325cm" fo:padding-right="0.325cm"/>
      <style:paragraph-properties style:writing-mode="lr-tb"/>
    </style:style>
    <style:style style:name="gr3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7.22cm" fo:padding-top="0.2cm" fo:padding-bottom="0.2cm" fo:padding-left="0.325cm" fo:padding-right="0.325cm"/>
      <style:paragraph-properties style:writing-mode="lr-tb"/>
    </style:style>
    <style:style style:name="gr4" style:family="graphic" style:parent-style-name="standard">
      <style:graphic-properties draw:stroke="solid" svg:stroke-width="0.106cm" svg:stroke-color="#000000" draw:marker-start-width="0.359cm" draw:marker-end-width="0.359cm" draw:fill="solid" draw:fill-color="#cccccc" draw:opacity="100%" draw:textarea-vertical-align="middle" fo:min-height="1.443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auto-grow-height="true" draw:auto-grow-width="false" fo:max-height="0cm" fo:min-height="0.712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textarea-vertical-align="middle" draw:auto-grow-height="true" draw:auto-grow-width="false" fo:max-height="0cm" fo:min-height="0.712cm" fo:padding-top="0.175cm" fo:padding-bottom="0.175cm" fo:padding-left="0.3cm" fo:padding-right="0.3cm"/>
      <style:paragraph-properties style:writing-mode="lr-tb"/>
    </style:style>
    <style:style style:name="gr7" style:family="graphic">
      <style:graphic-properties style:writing-mode="lr-tb"/>
    </style:style>
    <style:style style:name="gr8" style:family="graphic" style:parent-style-name="standard">
      <style:graphic-properties draw:stroke="solid" svg:stroke-width="0.106cm" svg:stroke-color="#000000" draw:marker-start-width="0.359cm" draw:marker-end-width="0.359cm" draw:fill="solid" draw:fill-color="#ff6600" draw:opacity="100%" draw:textarea-vertical-align="middle" fo:min-height="0.772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>
      <style:graphic-properties draw:stroke="solid" svg:stroke-width="0.106cm" svg:stroke-color="#000000" draw:marker-start-width="0.359cm" draw:marker-end-width="0.359cm" draw:fill="solid" draw:fill-color="#ff6600" draw:opacity="100%" draw:textarea-vertical-align="middle" fo:min-height="2.06cm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auto-grow-height="true" draw:auto-grow-width="false" fo:max-height="0cm" fo:min-height="0.793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10.776cm" fo:padding-top="0.2cm" fo:padding-bottom="0.2cm" fo:padding-left="0.325cm" fo:padding-right="0.325cm"/>
      <style:paragraph-properties style:writing-mode="lr-tb"/>
    </style:style>
    <style:style style:name="gr12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7.601cm" fo:padding-top="0.2cm" fo:padding-bottom="0.2cm" fo:padding-left="0.325cm" fo:padding-right="0.325cm"/>
      <style:paragraph-properties style:writing-mode="lr-tb"/>
    </style:style>
    <style:style style:name="gr13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4.299cm" fo:padding-top="0.2cm" fo:padding-bottom="0.2cm" fo:padding-left="0.325cm" fo:padding-right="0.325cm"/>
      <style:paragraph-properties style:writing-mode="lr-tb"/>
    </style:style>
    <style:style style:name="P1" style:family="paragraph">
      <loext:graphic-properties draw:fill="solid" draw:fill-color="#808080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cc00" loext:opacity="100%" loext:color-lum-mod="100%" loext:color-lum-off="0%" fo:font-size="18pt"/>
    </style:style>
    <style:style style:name="P4" style:family="paragraph">
      <loext:graphic-properties draw:fill="solid" draw:fill-color="#cccccc" draw:opacity="100%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66ccff" loext:opacity="100%" loext:color-lum-mod="100%" loext:color-lum-off="0%" fo:font-size="18pt"/>
    </style:style>
    <style:style style:name="P6" style:family="paragraph">
      <loext:graphic-properties draw:fill="solid" draw:fill-color="#ff6600" draw:opacity="100%"/>
      <style:paragraph-properties fo:text-align="center"/>
    </style:style>
    <style:style style:name="T1" style:family="text">
      <style:text-properties fo:color="#ffcc00" loext:opacity="100%" fo:font-size="18pt"/>
    </style:style>
    <style:style style:name="T2" style:family="text">
      <style:text-properties fo:color="#66ccff" loext:opacity="100%" fo:font-size="18pt"/>
    </style:style>
    <style:style style:name="T3" style:family="text">
      <style:text-properties fo:color="#66ccff" loext:opacity="100%" style:text-position="super 58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6.756cm" svg:x="1cm" svg:y="1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" draw:text-style-name="P3" draw:layer="layout" svg:width="7.549cm" svg:height="4.191cm" svg:x="1.989cm" svg:y="5.997cm">
            <draw:text-box>
              <text:p text:style-name="P2"><text:span text:style-name="T1">Dining Hall Energy</text:span></text:p>
            </draw:text-box>
          </draw:frame>
          <draw:frame draw:style-name="gr3" draw:text-style-name="P3" draw:layer="layout" svg:width="8.763cm" svg:height="7.62cm" svg:x="1.481cm" svg:y="4.624cm">
            <draw:text-box>
              <text:p text:style-name="P2"><text:span text:style-name="T1">Dining Hall All</text:span></text:p>
            </draw:text-box>
          </draw:frame>
          <draw:frame draw:style-name="gr4" draw:text-style-name="P4" draw:layer="layout" svg:width="2.54cm" svg:height="1.799cm" svg:x="3.259cm" svg:y="1.809cm">
            <draw:text-box>
              <text:p text:style-name="P2">Dining Hall</text:p>
            </draw:text-box>
          </draw:frame>
          <draw:frame draw:style-name="gr5" draw:text-style-name="P5" draw:layer="layout" svg:width="6.374cm" svg:height="1.062cm" svg:x="2.497cm" svg:y="7.094cm">
            <draw:text-box>
              <text:p text:style-name="P2"><text:span text:style-name="T2">Dining Hall Electric</text:span></text:p>
            </draw:text-box>
          </draw:frame>
          <draw:frame draw:style-name="gr6" draw:text-style-name="P5" draw:layer="layout" svg:width="6.374cm" svg:height="1.062cm" svg:x="2.6cm" svg:y="8.514cm">
            <draw:text-box>
              <text:p text:style-name="P2"><text:span text:style-name="T2">Dining Hall Gas</text:span></text:p>
            </draw:text-box>
          </draw:frame>
          <draw:frame draw:style-name="gr6" draw:text-style-name="P5" draw:layer="layout" svg:width="6.374cm" svg:height="1.062cm" svg:x="2.497cm" svg:y="10.674cm">
            <draw:text-box>
              <text:p text:style-name="P2"><text:span text:style-name="T2">Dining Hall Water</text:span></text:p>
            </draw:text-box>
          </draw:frame>
        </draw:g>
        <draw:g draw:style-name="gr7">
          <draw:g>
            <draw:frame draw:style-name="gr8" draw:text-style-name="P6" draw:layer="layout" svg:width="4.026cm" svg:height="1.128cm" svg:x="17.229cm" svg:y="4.211cm">
              <draw:text-box>
                <text:p text:style-name="P2">Great Dorm</text:p>
              </draw:text-box>
            </draw:frame>
            <draw:frame draw:style-name="gr9" draw:text-style-name="P6" draw:layer="layout" svg:width="1.047cm" svg:height="2.416cm" svg:x="20.208cm" svg:y="1.819cm">
              <draw:text-box>
                <text:p/>
              </draw:text-box>
            </draw:frame>
          </draw:g>
          <draw:frame draw:style-name="gr10" draw:text-style-name="P5" draw:layer="layout" svg:width="8.636cm" svg:height="1.143cm" svg:x="15.832cm" svg:y="9.657cm">
            <draw:text-box>
              <text:p text:style-name="P2"><text:span text:style-name="T2">Great Dorm 1</text:span><text:span text:style-name="T3">st</text:span><text:span text:style-name="T2"> floor Electric</text:span></text:p>
            </draw:text-box>
          </draw:frame>
          <draw:frame draw:style-name="gr10" draw:text-style-name="P5" draw:layer="layout" svg:width="8.636cm" svg:height="1.143cm" svg:x="15.832cm" svg:y="11.308cm">
            <draw:text-box>
              <text:p text:style-name="P2"><text:span text:style-name="T2">Great Dorm 2</text:span><text:span text:style-name="T3">nd</text:span><text:span text:style-name="T2"> floor Electric</text:span></text:p>
            </draw:text-box>
          </draw:frame>
          <draw:frame draw:style-name="gr10" draw:text-style-name="P5" draw:layer="layout" svg:width="8.636cm" svg:height="1.143cm" svg:x="15.832cm" svg:y="13.467cm">
            <draw:text-box>
              <text:p text:style-name="P2"><text:span text:style-name="T2">Great Dorm Gas</text:span></text:p>
            </draw:text-box>
          </draw:frame>
          <draw:frame draw:style-name="gr10" draw:text-style-name="P5" draw:layer="layout" svg:width="8.636cm" svg:height="1.143cm" svg:x="15.959cm" svg:y="15.499cm">
            <draw:text-box>
              <text:p text:style-name="P2"><text:span text:style-name="T2">Great Dorm Water</text:span></text:p>
            </draw:text-box>
          </draw:frame>
          <draw:frame draw:style-name="gr11" draw:text-style-name="P3" draw:layer="layout" svg:width="11.938cm" svg:height="11.176cm" svg:x="14.308cm" svg:y="5.847cm">
            <draw:text-box>
              <text:p text:style-name="P2"><text:span text:style-name="T1">Great Dorm All</text:span></text:p>
            </draw:text-box>
          </draw:frame>
          <draw:frame draw:style-name="gr12" draw:text-style-name="P3" draw:layer="layout" svg:width="10.795cm" svg:height="8.001cm" svg:x="14.816cm" svg:y="6.99cm">
            <draw:text-box>
              <text:p text:style-name="P2"><text:span text:style-name="T1">Great Dorm Energy</text:span></text:p>
            </draw:text-box>
          </draw:frame>
          <draw:frame draw:style-name="gr13" draw:text-style-name="P3" draw:layer="layout" svg:width="9.652cm" svg:height="4.699cm" svg:x="15.324cm" svg:y="8.26cm">
            <draw:text-box>
              <text:p text:style-name="P2"><text:span text:style-name="T1">Great Dorm Electric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ven Huss-Lederman</meta:initial-creator>
    <meta:creation-date>2021-02-19T13:08:27.730930242</meta:creation-date>
    <dc:date>2023-09-25T16:38:12.192000000</dc:date>
    <dc:creator>Steven Huss-Lederman</dc:creator>
    <meta:editing-duration>PT1H27M34S</meta:editing-duration>
    <meta:editing-cycles>13</meta:editing-cycles>
    <meta:generator>LibreOffice/7.5.4.2$Windows_X86_64 LibreOffice_project/36ccfdc35048b057fd9854c757a8b67ec53977b6</meta:generator>
    <meta:document-statistic meta:object-count="19"/>
  </office:meta>
</office:document-meta>
</file>